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fill-color="#ffffff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6cm" draw:marker-end-width="0.6cm" draw:fill-color="#ffffff" draw:textarea-horizontal-align="center" draw:textarea-vertical-align="top" fo:padding-top="0.225cm" fo:padding-bottom="0.225cm" fo:padding-left="0.35cm" fo:padding-right="0.35cm"/>
    </style:style>
    <style:style style:name="gr3" style:family="graphic" style:parent-style-name="standard">
      <style:graphic-properties draw:fill-color="#ff9966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2cm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="Arrow" draw:marker-start-width="0.7cm" draw:marker-end="Arrow" draw:marker-end-width="0.7cm" draw:stroke-linejoin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.5cm" svg:height="2.5cm" svg:x="10.5cm" svg:y="4.5cm">
          <text:p text:style-name="P1">Sink API</text:p>
        </draw:rect>
        <draw:rect draw:style-name="gr1" draw:text-style-name="P1" draw:layer="layout" svg:width="6cm" svg:height="3.5cm" svg:x="5cm" svg:y="11.5cm">
          <text:p text:style-name="P1">Doxia Core</text:p>
        </draw:rect>
        <draw:rect draw:style-name="gr2" draw:text-style-name="P1" draw:layer="layout" svg:width="10.5cm" svg:height="5.5cm" svg:x="2.5cm" svg:y="19cm">
          <text:p text:style-name="P1">Doxia Modules</text:p>
        </draw:rect>
        <draw:rect draw:style-name="gr3" draw:text-style-name="P1" draw:layer="layout" svg:width="2cm" svg:height="3cm" svg:x="3cm" svg:y="20.5cm">
          <text:p text:style-name="P1">APT</text:p>
        </draw:rect>
        <draw:rect draw:style-name="gr3" draw:text-style-name="P1" draw:layer="layout" svg:width="2cm" svg:height="3cm" svg:x="5.5cm" svg:y="20.5cm">
          <text:p text:style-name="P1">Xdoc</text:p>
        </draw:rect>
        <draw:rect draw:style-name="gr3" draw:text-style-name="P1" draw:layer="layout" svg:width="2cm" svg:height="3cm" svg:x="10.5cm" svg:y="20.5cm">
          <text:p text:style-name="P1">,,,</text:p>
        </draw:rect>
        <draw:rect draw:style-name="gr3" draw:text-style-name="P1" draw:layer="layout" svg:width="2cm" svg:height="3cm" svg:x="8cm" svg:y="20.5cm">
          <text:p text:style-name="P1">FML</text:p>
        </draw:rect>
        <draw:rect draw:style-name="gr2" draw:text-style-name="P1" draw:layer="layout" svg:width="12cm" svg:height="6.5cm" svg:x="14cm" svg:y="10cm">
          <text:p text:style-name="P1">Doxia Site Tools</text:p>
        </draw:rect>
        <draw:rect draw:style-name="gr4" draw:text-style-name="P2" draw:layer="layout" svg:width="4.59cm" svg:height="2cm" svg:x="14.41cm" svg:y="11.5cm">
          <text:p text:style-name="P1">Site Renderer</text:p>
        </draw:rect>
        <draw:rect draw:style-name="gr4" draw:text-style-name="P2" draw:layer="layout" svg:width="4cm" svg:height="2cm" svg:x="20.59cm" svg:y="11.5cm">
          <text:p text:style-name="P1">Decoration </text:p>
          <text:p text:style-name="P1">Model</text:p>
        </draw:rect>
        <draw:line draw:style-name="gr5" draw:text-style-name="P2" draw:layer="layout" svg:x1="8cm" svg:y1="15cm" svg:x2="8cm" svg:y2="19cm">
          <text:p/>
        </draw:line>
        <draw:line draw:style-name="gr6" draw:text-style-name="P2" draw:layer="layout" svg:x1="10.5cm" svg:y1="5.5cm" svg:x2="8cm" svg:y2="11.5cm">
          <text:p/>
        </draw:line>
        <draw:line draw:style-name="gr5" draw:text-style-name="P2" draw:layer="layout" svg:x1="14cm" svg:y1="5.5cm" svg:x2="20cm" svg:y2="10cm">
          <text:p/>
        </draw:line>
        <draw:line draw:style-name="gr5" draw:text-style-name="P2" draw:layer="layout" svg:x1="11cm" svg:y1="13.5cm" svg:x2="14cm" svg:y2="13.5cm">
          <text:p/>
        </draw:line>
        <draw:rect draw:style-name="gr4" draw:text-style-name="P2" draw:layer="layout" svg:width="4.5cm" svg:height="2cm" svg:x="14.5cm" svg:y="14cm">
          <text:p text:style-name="P1">Doc Renderer</text:p>
        </draw:rect>
        <draw:line draw:style-name="gr7" draw:text-style-name="P2" draw:layer="layout" svg:x1="19cm" svg:y1="12.5cm" svg:x2="20.59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7-19T18:08:09</meta:creation-date>
    <dc:date>2007-07-20T08:48:22</dc:date>
    <dc:language>fr-CA</dc:language>
    <meta:editing-cycles>4</meta:editing-cycles>
    <meta:editing-duration>PT9M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